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7.1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5.321cm"/>
    </style:style>
    <style:style style:name="gr6" style:family="graphic" style:parent-style-name="standard">
      <style:graphic-properties draw:stroke="none" draw:fill="none" fo:min-height="2.102cm"/>
    </style:style>
    <style:style style:name="gr7" style:family="graphic" style:parent-style-name="standard">
      <style:graphic-properties draw:stroke="none" draw:fill="none" fo:min-height="0.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font-size="9pt" style:font-size-asian="9pt" style:font-size-complex="9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color="#ff6600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54cm" svg:height="27.365cm" svg:x="0.15cm" svg:y="0.067cm">
          <draw:text-box>
            <text:p><text:span text:style-name="T1">#ifdef CONFIG_PM_SLEEP <text:s text:c="52"/></text:span></text:p>
            <text:p><text:span text:style-name="T1">static int bd2802_suspend(struct device *dev)</text:span></text:p>
            <text:p><text:span text:style-name="T2">{</text:span></text:p>
            <text:p><text:span text:style-name="T2"><text:s text:c="8"/></text:span><text:span text:style-name="T2">struct i2c_client *client = to_i2c_client(dev);</text:span></text:p>
            <text:p><text:span text:style-name="T2"><text:s text:c="8"/></text:span><text:span text:style-name="T2">struct bd2802_led *led = i2c_get_clientdata(client);</text:span></text:p>
            <text:p><text:span text:style-name="T2"/></text:p>
            <text:p><text:span text:style-name="T2"><text:s text:c="8"/></text:span><text:span text:style-name="T2">gpio_set_value(led-&gt;pdata-&gt;reset_gpio, 0);</text:span></text:p>
            <text:p><text:span text:style-name="T2"/></text:p>
            <text:p><text:span text:style-name="T2"><text:s text:c="8"/></text:span><text:span text:style-name="T2">return 0;</text:span></text:p>
            <text:p><text:span text:style-name="T2">}</text:span></text:p>
            <text:p><text:span text:style-name="T2"/></text:p>
            <text:p><text:span text:style-name="T1">static int bd2802_resume(struct device *dev)</text:span></text:p>
            <text:p><text:span text:style-name="T2">{</text:span></text:p>
            <text:p><text:span text:style-name="T2"><text:s text:c="8"/></text:span><text:span text:style-name="T2">struct i2c_client *client = to_i2c_client(dev);</text:span></text:p>
            <text:p><text:span text:style-name="T2"><text:s text:c="8"/></text:span><text:span text:style-name="T2">struct bd2802_led *led = i2c_get_clientdata(client);</text:span></text:p>
            <text:p><text:span text:style-name="T2"/></text:p>
            <text:p><text:span text:style-name="T2"><text:s text:c="8"/></text:span><text:span text:style-name="T2">if (!bd2802_is_all_off(led) || led-&gt;adf_on) {</text:span></text:p>
            <text:p><text:span text:style-name="T2"><text:s text:c="16"/></text:span><text:span text:style-name="T2">bd2802_reset_cancel(led);</text:span></text:p>
            <text:p><text:span text:style-name="T2"><text:s text:c="16"/></text:span><text:span text:style-name="T2">bd2802_restore_state(led)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return 0;</text:span></text:p>
            <text:p><text:span text:style-name="T2">}</text:span></text:p>
            <text:p><text:span text:style-name="T2">#endif</text:span></text:p>
            <text:p><text:span text:style-name="T2"/></text:p>
            <text:p><text:span text:style-name="T1">static SIMPLE_DEV_PM_OPS(bd2802_pm, bd2802_suspend, bd2802_resume);</text:span></text:p>
            <text:p><text:span text:style-name="T2"/></text:p>
            <text:p><text:span text:style-name="T2">static const struct i2c_device_id bd2802_id[] = {</text:span></text:p>
            <text:p><text:span text:style-name="T2"><text:s text:c="8"/></text:span><text:span text:style-name="T2">{ "BD2802", 0 },</text:span></text:p>
            <text:p><text:span text:style-name="T2"><text:s text:c="8"/></text:span><text:span text:style-name="T2">{ }</text:span></text:p>
            <text:p><text:span text:style-name="T2">};</text:span></text:p>
            <text:p><text:span text:style-name="T2">MODULE_DEVICE_TABLE(i2c, bd2802_id);</text:span></text:p>
            <text:p><text:span text:style-name="T2"/></text:p>
            <text:p><text:span text:style-name="T2">static struct i2c_driver bd2802_i2c_driver = {</text:span></text:p>
            <text:p><text:span text:style-name="T2"><text:s text:c="8"/></text:span><text:span text:style-name="T2">.driver = {</text:span></text:p>
            <text:p><text:span text:style-name="T2"><text:s text:c="16"/></text:span><text:span text:style-name="T2">.name <text:s text:c="2"/>= "BD2802",</text:span></text:p>
            <text:p><text:span text:style-name="T2"><text:s text:c="16"/></text:span><text:span text:style-name="T1">.pm <text:s text:c="4"/>= &amp;bd2802_pm,</text:span></text:p>
            <text:p><text:span text:style-name="T2"><text:s text:c="8"/></text:span><text:span text:style-name="T2">},</text:span></text:p>
            <text:p><text:span text:style-name="T2"><text:s text:c="8"/></text:span><text:span text:style-name="T2">.probe <text:s text:c="9"/>= bd2802_probe,</text:span></text:p>
            <text:p><text:span text:style-name="T2"><text:s text:c="8"/></text:span><text:span text:style-name="T2">.remove <text:s text:c="8"/>= bd2802_remove,</text:span></text:p>
            <text:p><text:span text:style-name="T2"><text:s text:c="8"/></text:span><text:span text:style-name="T2">.id_table <text:s text:c="6"/>= bd2802_id,</text:span></text:p>
            <text:p><text:span text:style-name="T2">};</text:span></text:p>
          </draw:text-box>
        </draw:frame>
        <draw:frame draw:style-name="gr2" draw:text-style-name="P2" draw:layer="layout" svg:width="10.668cm" svg:height="1.902cm" svg:x="12.954cm" svg:y="1.016cm">
          <draw:text-box>
            <text:p>1.这种方法用怎么看log</text:p>
            <text:p>2.<text:span text:style-name="T1">CONFIG_PM_SLEEP</text:span></text:p>
          </draw:text-box>
        </draw:frame>
        <draw:frame draw:style-name="gr3" draw:text-style-name="P2" draw:layer="layout" svg:width="11.684cm" svg:height="3.071cm" svg:x="5.842cm" svg:y="12.954cm">
          <draw:text-box>
            <text:p>不要.pm=...... </text:p>
            <text:p>换成.suspend=......和.resume = …..</text:p>
            <text:p>然后去掉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4" draw:layer="layout" svg:width="27.785cm" svg:height="25.571cm" svg:x="0.508cm" svg:y="0.762cm">
          <draw:text-box>
            <text:p><text:span text:style-name="T3">通过</text:span><text:span text:style-name="T3">SIMPLE_DEV_PM_OPS </text:span><text:span text:style-name="T3">定义这个驱动的</text:span><text:span text:style-name="T3">suspend</text:span><text:span text:style-name="T3">和</text:span><text:span text:style-name="T3">resume</text:span><text:span text:style-name="T3">函数，如果没有定义</text:span><text:span text:style-name="T3">CONFIG_PM_SLEEP</text:span><text:span text:style-name="T3">的时候就将</text:span><text:span text:style-name="T3">CONFIG_PM_SLEEP</text:span><text:span text:style-name="T3">定义为空函数，这样可以避免</text:span><text:span text:style-name="T3">build error</text:span></text:p>
            <text:p><text:span text:style-name="T3">static SIMPLE_DEV_PM_OPS(asic3_led_pm_ops, asic3_led_suspend, asic3_led_resume);</text:span></text:p>
            <text:p><text:span text:style-name="T3"><text:s/></text:span></text:p>
            <text:p><text:span text:style-name="T3">static struct platform_driver asic3_led_driver = {</text:span></text:p>
            <text:p><text:span text:style-name="T3"><text:tab/></text:span><text:span text:style-name="T3">.probe</text:span><text:span text:style-name="T3"><text:tab/></text:span><text:span text:style-name="T3"><text:tab/></text:span><text:span text:style-name="T3">= asic3_led_probe,</text:span></text:p>
            <text:p><text:span text:style-name="T3"><text:tab/></text:span><text:span text:style-name="T3">.remove</text:span><text:span text:style-name="T3"><text:tab/></text:span><text:span text:style-name="T3"><text:tab/></text:span><text:span text:style-name="T3">= asic3_led_remove,</text:span></text:p>
            <text:p><text:span text:style-name="T3"><text:tab/></text:span><text:span text:style-name="T3">.driver</text:span><text:span text:style-name="T3"><text:tab/></text:span><text:span text:style-name="T3"><text:tab/></text:span><text:span text:style-name="T3">= {</text:span></text:p>
            <text:p><text:span text:style-name="T3"><text:tab/></text:span><text:span text:style-name="T3"><text:tab/></text:span><text:span text:style-name="T3">.name</text:span><text:span text:style-name="T3"><text:tab/></text:span><text:span text:style-name="T3">= "leds-asic3",</text:span></text:p>
            <text:p><text:span text:style-name="T3"><text:tab/></text:span><text:span text:style-name="T3"><text:tab/></text:span><text:span text:style-name="T3">.pm</text:span><text:span text:style-name="T3"><text:tab/></text:span><text:span text:style-name="T3">= &amp;asic3_led_pm_ops,</text:span></text:p>
            <text:p><text:span text:style-name="T3"><text:tab/></text:span><text:span text:style-name="T3">},</text:span></text:p>
            <text:p><text:span text:style-name="T3">};</text:span></text:p>
            <text:p><text:span text:style-name="T3">SIMPLE_DEV_PM_OPS </text:span><text:span text:style-name="T3">定义如下：</text:span></text:p>
            <text:p><text:span text:style-name="T3">#define SIMPLE_DEV_PM_OPS(name, suspend_fn, resume_fn) \</text:span></text:p>
            <text:p><text:span text:style-name="T3">const struct dev_pm_ops name = { \</text:span></text:p>
            <text:p><text:span text:style-name="T3"><text:tab/></text:span><text:span text:style-name="T3">SET_SYSTEM_SLEEP_PM_OPS(suspend_fn, resume_fn) \</text:span></text:p>
            <text:p><text:span text:style-name="T3">}</text:span></text:p>
            <text:p><text:span text:style-name="T3">如果定义</text:span><text:span text:style-name="T3">CONFIG_PM_SLEEP</text:span><text:span text:style-name="T3">的话，就给</text:span><text:span text:style-name="T3">suspend</text:span><text:span text:style-name="T3">和</text:span><text:span text:style-name="T3">resume</text:span><text:span text:style-name="T3">的函数指针赋值</text:span></text:p>
            <text:p><text:span text:style-name="T3"/></text:p>
            <text:p><text:span text:style-name="T3">#ifdef CONFIG_PM_SLEEP</text:span></text:p>
            <text:p><text:span text:style-name="T3">#define SET_SYSTEM_SLEEP_PM_OPS(suspend_fn, resume_fn) \</text:span></text:p>
            <text:p><text:span text:style-name="T3"><text:tab/></text:span><text:span text:style-name="T3">.suspend = suspend_fn, \</text:span></text:p>
            <text:p><text:span text:style-name="T3"><text:tab/></text:span><text:span text:style-name="T3">.resume = resume_fn, \</text:span></text:p>
            <text:p><text:span text:style-name="T3"><text:tab/></text:span><text:span text:style-name="T3">.freeze = suspend_fn, \</text:span></text:p>
            <text:p><text:span text:style-name="T3"><text:tab/></text:span><text:span text:style-name="T3">.thaw = resume_fn, \</text:span></text:p>
            <text:p><text:span text:style-name="T3"><text:tab/></text:span><text:span text:style-name="T3">.poweroff = suspend_fn, \</text:span></text:p>
            <text:p><text:span text:style-name="T3"><text:tab/></text:span><text:span text:style-name="T3">.restore = resume_fn,</text:span></text:p>
            <text:p><text:span text:style-name="T3">#else</text:span></text:p>
            <text:p><text:span text:style-name="T3">#define SET_SYSTEM_SLEEP_PM_OPS(suspend_fn, resume_fn)</text:span></text:p>
            <text:p><text:span text:style-name="T3">#endif</text:span></text:p>
            <text:p><text:span text:style-name="T3"/></text:p>
            <text:p><text:span text:style-name="T3">可以看到如果没有定义</text:span><text:span text:style-name="T3">CONFIG_PM_SLEEP</text:span><text:span text:style-name="T3">的话，</text:span><text:span text:style-name="T3">SIMPLE_DEV_PM_OPS </text:span><text:span text:style-name="T3">就相当于空函数</text:span></text:p>
            <text:p><text:span text:style-name="T3">#define SIMPLE_DEV_PM_OPS(name, suspend_fn, resume_fn) \</text:span></text:p>
            <text:p><text:span text:style-name="T3">const struct dev_pm_ops name = { \</text:span></text:p>
            <text:p><text:span text:style-name="T3"><text:s/></text:span></text:p>
            <text:p><text:span text:style-name="T3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6" draw:layer="layout" svg:width="28.208cm" svg:height="5.501cm" svg:x="-0.014cm" svg:y="0.341cm">
          <draw:text-box>
            <text:p text:style-name="P5">//请求一个/一组gpio gpio_request/devm_gpio_request、gpio_request_one/devm_gpio_request_one、gpio_request_array ---------&lt;1&gt; ... </text:p>
            <text:p text:style-name="P5">//设置gpio方向为输入/输出 gpio_direction_input或者gpio_direction_output ---------&lt;2&gt; ... </text:p>
            <text:p text:style-name="P5">//将该gpio通过sys文件系统导出，应用层可以通过文件操作gpio gpio_export ---------&lt;3&gt; …</text:p>
            <text:p text:style-name="P5"><text:s/>//如果gpio为输入，获取gpio值，如果gpio为输出，可以设置gpio高低电平 gpio_get_value、gpio_set_value ---------&lt;4&gt; ... </text:p>
            <text:p text:style-name="P5">//将gpio转为对应的irq，然后注册该irq的中断handler request_irq(gpio_to_irq(gpio_num)...) ---------&lt;5&gt; …</text:p>
            <text:p text:style-name="P5"><text:s/>//释放请求的一个或者一组gpio gpio_free/devm_gpio_free、gpio_free_array ---------&lt;6&gt; ...</text:p>
          </draw:text-box>
        </draw:frame>
        <draw:frame draw:style-name="gr7" draw:text-style-name="P8" draw:layer="layout" svg:width="7.647cm" svg:height="0.65cm" svg:x="0.254cm" svg:y="6.858cm">
          <draw:text-box>
            <text:p text:style-name="P7">HID是Human Interface Devices的缩写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13:21:21.739107123</meta:creation-date>
    <meta:editing-duration>PT4H29M44S</meta:editing-duration>
    <meta:editing-cycles>2</meta:editing-cycles>
    <meta:generator>LibreOffice/5.1.6.2$Linux_X86_64 LibreOffice_project/10m0$Build-2</meta:generator>
    <dc:date>2019-08-06T18:21:25.198593186</dc:date>
    <meta:document-statistic meta:object-count="33"/>
  </office:meta>
</office:document-meta>
</file>